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F100000138F04E82A0127800C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a0bb" officeooo:paragraph-rsid="0021a0bb"/>
    </style:style>
    <style:style style:name="T1" style:family="text">
      <style:text-properties officeooo:rsid="0023c91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7.59cm" svg:height="5.438cm" draw:z-index="0"><draw:image xlink:href="Pictures/10000201000003F100000138F04E82A0127800C3.png" xlink:type="simple" xlink:show="embed" xlink:actuate="onLoad"/></draw:frame><text:tab/><text:tab/><text:a xlink:type="simple" xlink:href="https://css-tricks.com/snippets/css/a-guide-to-flexbox/#article-header-id-2" text:style-name="Internet_20_link" text:visited-style-name="Visited_20_Internet_20_Link"><text:span text:style-name="T1">display property</text:span></text:a><text:span text:style-name="T1"><text:tab/><text:tab/><text:tab/><text:tab/><text:tab/><text:tab/></text:span><text:a xlink:type="simple" xlink:href="https://css-tricks.com/snippets/css/a-guide-to-flexbox/#article-header-id-13" text:style-name="Internet_20_link" text:visited-style-name="Visited_20_Internet_20_Link"><text:span text:style-name="T1">flex property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08:39:05.773988422</meta:creation-date>
    <dc:date>2017-11-07T22:57:56.982730361</dc:date>
    <meta:editing-duration>PT24M8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1" meta:paragraph-count="1" meta:word-count="4" meta:character-count="37" meta:non-whitespace-character-count="27"/>
  </office:meta>
</office:document-meta>
</file>